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entury Gothic" svg:font-family="'Century Gothic'"/>
    <style:font-face style:name="Arial2" svg:font-family="Arial" style:font-family-generic="swiss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Comic Sans MS"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Comic Sans MS" fo:font-size="12pt" fo:font-weight="bold" style:font-size-asian="12pt" style:font-size-complex="12pt"/>
    </style:style>
    <style:style style:name="T1" style:family="text">
      <style:text-properties style:font-name="Century Gothic"/>
    </style:style>
    <style:style style:name="T2" style:family="text">
      <style:text-properties style:font-name="Comic Sans MS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s socis de Club Marítim de Maó</text:p>
      <text:p text:style-name="P2"/>
      <text:p text:style-name="P3">Convocatòria de Reunió</text:p>
      <text:p text:style-name="P2"/>
      <text:p text:style-name="P2">Benvolgut/da soci/a,</text:p>
      <text:p text:style-name="P2"/>
      <text:p text:style-name="P2">Us convoc a la propera reunió de la Federació de Clubs Esportius de Menorca.</text:p>
      <text:p text:style-name="P2"/>
      <text:p text:style-name="P2">- Dia: Dilluns, 16/12/2024</text:p>
      <text:p text:style-name="P2">- Hora: 20.00 h </text:p>
      <text:p text:style-name="P2">- Lloc: Sala d’actes del Club Marítim de Maó</text:p>
      <text:p text:style-name="P2"/>
      <text:p text:style-name="P2">Ordre del dia:</text:p>
      <text:p text:style-name="P2"/>
      <text:p text:style-name="P2">1. Lectura i aprovació de l’acta de la sessió anterior.</text:p>
      <text:p text:style-name="P2">2. Organització del campeonat de Snipe 2026.</text:p>
      <text:p text:style-name="P2">3. Admissió de nous membres del club..</text:p>
      <text:p text:style-name="P2">4. Torn obert de paraules.</text:p>
      <text:p text:style-name="P2"/>
      <text:p text:style-name="P2"/>
      <text:p text:style-name="P2"/>
      <text:p text:style-name="P2">Pedro Pons Pons</text:p>
      <text:p text:style-name="P2">President/a del Club Marítim de Maó </text:p>
      <text:p text:style-name="P2"/>
      <text:p text:style-name="P1"><text:span text:style-name="T2">Maó, 12/12/2024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entury Gothic" svg:font-family="'Century Gothic'"/>
    <style:font-face style:name="Arial2" svg:font-family="Arial" style:font-family-generic="swiss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s Jose</meta:initial-creator>
    <meta:creation-date>2024-12-11T21:32:16.35</meta:creation-date>
    <meta:document-statistic meta:table-count="0" meta:image-count="0" meta:object-count="0" meta:page-count="1" meta:paragraph-count="15" meta:word-count="86" meta:character-count="479"/>
    <dc:date>2024-12-11T21:33:50.82</dc:date>
    <dc:creator>Aris Jose</dc:creator>
    <meta:editing-duration>PT1M34S</meta:editing-duration>
    <meta:editing-cycles>1</meta:editing-cycles>
    <meta:generator>OpenOffice/4.1.15$Win32 OpenOffice.org_project/4115m2$Build-9813</meta:generator>
  </office:meta>
</office:document-meta>
</file>